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ce style:name="Liberation Mono1" svg:font-family="'Liberation Mono'"/>
    <style:font-face style:name="Liberation Sans" svg:font-family="'Liberation Sans'"/>
    <style:font-face style:name="Liberation Serif1" svg:font-family="'Liberation Serif'"/>
    <style:font-face style:name="OpenSymbol" svg:font-family="OpenSymbol"/>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break-before="page"/>
    </style:style>
    <style:style style:name="P3" style:family="paragraph" style:parent-style-name="Header">
      <style:paragraph-properties fo:text-align="center" style:justify-single-word="false"/>
      <style:text-properties style:font-name="Liberation Mono1" fo:font-size="8pt"/>
    </style:style>
    <style:style style:name="P4"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style:style>
    <style:style style:name="P5"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officeooo:rsid="00244390" officeooo:paragraph-rsid="00244390"/>
    </style:style>
    <style:style style:name="P6"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officeooo:rsid="002687a0" officeooo:paragraph-rsid="002687a0"/>
    </style:style>
    <style:style style:name="P7"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style:style>
    <style:style style:name="P8"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officeooo:rsid="00244390" officeooo:paragraph-rsid="00244390" style:font-weight-asian="normal" style:font-weight-complex="normal"/>
    </style:style>
    <style:style style:name="P9"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officeooo:rsid="002687a0" officeooo:paragraph-rsid="002687a0" style:font-weight-asian="normal" style:font-weight-complex="normal"/>
    </style:style>
    <style:style style:name="P10"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bold"/>
    </style:style>
    <style:style style:name="P11"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 fo:font-size="10pt" fo:language="en" fo:country="GB" style:text-underline-style="solid" style:text-underline-width="auto" style:text-underline-color="font-color" fo:font-weight="bold" officeooo:rsid="003d7314" officeooo:paragraph-rsid="001f8223" style:letter-kerning="true" style:font-name-asian="Liberation Serif2" style:font-size-asian="10pt" style:language-asian="hi" style:country-asian="IN" style:font-weight-asian="bold" style:font-weight-complex="bold"/>
    </style:style>
    <style:style style:name="P12"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style:style>
    <style:style style:name="P13"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officeooo:paragraph-rsid="0026304e"/>
    </style:style>
    <style:style style:name="P14"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officeooo:rsid="00211cf7" officeooo:paragraph-rsid="00211cf7" style:font-weight-asian="bold" style:font-weight-complex="bold"/>
    </style:style>
    <style:style style:name="P15"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officeooo:rsid="0026304e" officeooo:paragraph-rsid="0026304e" style:font-weight-asian="bold" style:font-weight-complex="bold"/>
    </style:style>
    <style:style style:name="P16" style:family="paragraph" style:parent-style-name="Preformatted_20_Text">
      <style:paragraph-properties fo:margin-top="0cm" fo:margin-bottom="0cm" loext:contextual-spacing="false" fo:text-align="start" style:justify-single-word="false" fo:orphans="0" fo:widows="0"/>
      <style:text-properties fo:font-size="10pt" fo:font-weight="normal"/>
    </style:style>
    <style:style style:name="P17" style:family="paragraph" style:parent-style-name="Preformatted_20_Text">
      <style:paragraph-properties fo:margin-top="0cm" fo:margin-bottom="0cm" loext:contextual-spacing="false" fo:text-align="start" style:justify-single-word="false" fo:orphans="0" fo:widows="0"/>
      <style:text-properties fo:font-size="10pt" fo:font-weight="normal" officeooo:paragraph-rsid="0026304e"/>
    </style:style>
    <style:style style:name="P18"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bold"/>
    </style:style>
    <style:style style:name="P19"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style:style>
    <style:style style:name="P20"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26304e" officeooo:paragraph-rsid="0026304e" style:font-weight-asian="normal" style:font-weight-complex="normal"/>
    </style:style>
    <style:style style:name="P21"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211cf7" officeooo:paragraph-rsid="00211cf7" style:font-weight-asian="normal" style:font-weight-complex="normal"/>
    </style:style>
    <style:style style:name="P22" style:family="paragraph" style:parent-style-name="Preformatted_20_Text">
      <style:paragraph-properties fo:margin-top="0cm" fo:margin-bottom="0cm" loext:contextual-spacing="false" fo:text-align="start" style:justify-single-word="false" fo:orphans="0" fo:widows="0"/>
      <style:text-properties fo:font-size="10pt" fo:font-weight="bold" officeooo:paragraph-rsid="002687a0"/>
    </style:style>
    <style:style style:name="P23" style:family="paragraph" style:parent-style-name="Preformatted_20_Text">
      <style:paragraph-properties fo:margin-top="0cm" fo:margin-bottom="0cm" loext:contextual-spacing="false" fo:text-align="start" style:justify-single-word="false" fo:orphans="0" fo:widows="0"/>
      <style:text-properties fo:font-size="12pt" fo:font-weight="normal"/>
    </style:style>
    <style:style style:name="P24" style:family="paragraph" style:parent-style-name="Preformatted_20_Text">
      <style:paragraph-properties fo:margin-top="0cm" fo:margin-bottom="0cm" loext:contextual-spacing="false" fo:text-align="start" style:justify-single-word="false" fo:orphans="0" fo:widows="0"/>
      <style:text-properties fo:font-size="12pt" style:text-underline-style="solid" style:text-underline-width="auto" style:text-underline-color="font-color" fo:font-weight="bold"/>
    </style:style>
    <style:style style:name="P25"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style:text-underline-style="none" fo:font-weight="normal"/>
    </style:style>
    <style:style style:name="P26"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style:text-underline-style="none" fo:font-weight="normal" officeooo:rsid="002687a0" officeooo:paragraph-rsid="002687a0" style:font-style-asian="italic" style:font-style-complex="italic"/>
    </style:style>
    <style:style style:name="P27"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style:text-underline-style="none" fo:font-weight="bold"/>
    </style:style>
    <style:style style:name="P28"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bold"/>
    </style:style>
    <style:style style:name="P29"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style:style>
    <style:style style:name="P30"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style>
    <style:style style:name="P31"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normal"/>
    </style:style>
    <style:style style:name="P32"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normal" officeooo:paragraph-rsid="002687a0"/>
    </style:style>
    <style:style style:name="P33"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bold"/>
    </style:style>
    <style:style style:name="P34"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style:style>
    <style:style style:name="P35"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normal" fo:font-weight="normal" style:font-style-asian="normal" style:font-style-complex="normal"/>
    </style:style>
    <style:style style:name="P36"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2pt" fo:language="en" fo:country="GB" style:text-underline-style="solid" style:text-underline-width="auto" style:text-underline-color="font-color" fo:font-weight="bold"/>
    </style:style>
    <style:style style:name="P37"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2pt" fo:language="en" fo:country="GB"/>
    </style:style>
    <style:style style:name="P3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01f8223" style:letter-kerning="true" style:font-name-asian="Liberation Serif2" style:font-size-asian="10pt" style:language-asian="hi" style:country-asian="IN" style:font-weight-asian="bold" style:font-weight-complex="bold"/>
    </style:style>
    <style:style style:name="P3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0211cf7" style:letter-kerning="true" style:font-name-asian="Liberation Serif2" style:font-size-asian="10pt" style:language-asian="hi" style:country-asian="IN" style:font-weight-asian="bold" style:font-weight-complex="bold"/>
    </style:style>
    <style:style style:name="P4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01f8223" style:letter-kerning="true" style:font-name-asian="Liberation Serif2" style:font-size-asian="10pt" style:language-asian="hi" style:country-asian="IN" style:font-weight-asian="normal" style:font-weight-complex="normal"/>
    </style:style>
    <style:style style:name="P4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0211cf7" style:letter-kerning="true" style:font-name-asian="Liberation Serif2" style:font-size-asian="10pt" style:language-asian="hi" style:country-asian="IN" style:font-weight-asian="normal" style:font-weight-complex="normal"/>
    </style:style>
    <style:style style:name="P4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211cf7" officeooo:paragraph-rsid="00211cf7" style:letter-kerning="true" style:font-name-asian="Liberation Serif2" style:font-size-asian="10pt" style:language-asian="hi" style:country-asian="IN" style:font-weight-asian="normal" style:font-weight-complex="normal"/>
    </style:style>
    <style:style style:name="P43" style:family="paragraph" style:parent-style-name="Preformatted_20_Text">
      <style:paragraph-properties fo:margin-top="0cm" fo:margin-bottom="0cm" loext:contextual-spacing="false" fo:text-align="start" style:justify-single-word="false" fo:orphans="0" fo:widows="0"/>
      <style:text-properties style:font-name="Liberation Mono1" fo:font-size="10pt"/>
    </style:style>
    <style:style style:name="P44" style:family="paragraph" style:parent-style-name="Preformatted_20_Text">
      <style:paragraph-properties fo:margin-top="0cm" fo:margin-bottom="0cm" loext:contextual-spacing="false" fo:text-align="start" style:justify-single-word="false" fo:orphans="0" fo:widows="0"/>
    </style:style>
    <style:style style:name="P45" style:family="paragraph" style:parent-style-name="Preformatted_20_Text">
      <style:paragraph-properties fo:margin-top="0cm" fo:margin-bottom="0cm" loext:contextual-spacing="false" fo:text-align="start" style:justify-single-word="false" fo:orphans="0" fo:widows="0"/>
      <style:text-properties style:text-underline-style="solid" style:text-underline-width="auto" style:text-underline-color="font-color" fo:font-weight="bold"/>
    </style:style>
    <style:style style:name="P46" style:family="paragraph" style:parent-style-name="Preformatted_20_Text">
      <style:paragraph-properties fo:margin-top="0cm" fo:margin-bottom="0cm" loext:contextual-spacing="false" fo:text-align="start" style:justify-single-word="false" fo:orphans="0" fo:widows="0"/>
      <style:text-properties fo:font-weight="normal"/>
    </style:style>
    <style:style style:name="P47" style:family="paragraph" style:parent-style-name="Preformatted_20_Text">
      <style:paragraph-properties fo:margin-top="0cm" fo:margin-bottom="0cm" loext:contextual-spacing="false" fo:text-align="start" style:justify-single-word="false" fo:orphans="0" fo:widows="0"/>
      <style:text-properties officeooo:rsid="00244390" officeooo:paragraph-rsid="00244390"/>
    </style:style>
    <style:style style:name="P48"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weight="normal"/>
    </style:style>
    <style:style style:name="P49"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normal" style:font-weight-asian="normal" style:font-weight-complex="normal"/>
    </style:style>
    <style:style style:name="P50" style:family="paragraph" style:parent-style-name="Standard">
      <style:paragraph-properties fo:margin-top="0cm" fo:margin-bottom="0cm" loext:contextual-spacing="false" fo:text-align="start" style:justify-single-word="false" fo:orphans="0" fo:widows="0"/>
      <style:text-properties fo:color="#000000" style:font-name="Liberation Mono2" fo:font-size="10pt" fo:language="en" fo:country="GB" style:text-underline-style="solid" style:text-underline-width="auto" style:text-underline-color="font-color" fo:font-weight="bold" officeooo:rsid="0028c693" officeooo:paragraph-rsid="0022da8f" style:text-underline-mode="continuous" style:text-overline-mode="continuous" style:text-line-through-mode="continuous" style:letter-kerning="true" style:font-name-asian="Liberation Serif2" style:font-size-asian="10pt" style:language-asian="hi" style:country-asian="IN" style:font-weight-asian="bold" style:font-size-complex="10pt" style:font-weight-complex="bold"/>
    </style:style>
    <style:style style:name="P51" style:family="paragraph" style:parent-style-name="Standard">
      <style:text-properties style:font-name="Liberation Mono1" fo:font-size="10pt"/>
    </style:style>
    <style:style style:name="P52" style:family="paragraph" style:parent-style-name="Standard">
      <style:text-properties style:font-name="Liberation Mono1" fo:font-size="10pt" fo:font-weight="normal"/>
    </style:style>
    <style:style style:name="P53" style:family="paragraph" style:parent-style-name="Standard">
      <style:text-properties style:font-name="Liberation Mono1" fo:font-size="10pt" style:text-underline-style="solid" style:text-underline-width="auto" style:text-underline-color="font-color" fo:font-weight="bold"/>
    </style:style>
    <style:style style:name="P54" style:family="paragraph" style:parent-style-name="Standard">
      <style:text-properties style:font-name="Liberation Mono2" fo:font-size="10pt" style:text-underline-style="solid" style:text-underline-width="auto" style:text-underline-color="font-color" fo:font-weight="bold" officeooo:rsid="0028c693" officeooo:paragraph-rsid="0022da8f" style:text-underline-mode="continuous" style:text-overline-mode="continuous" style:text-line-through-mode="continuous" style:font-size-asian="10pt" style:font-weight-asian="bold" style:font-size-complex="10pt" style:font-weight-complex="bold"/>
    </style:style>
    <style:style style:name="P55" style:family="paragraph" style:parent-style-name="Standard">
      <style:text-properties style:font-name="Liberation Mono2" fo:font-size="10pt" style:text-underline-style="none" fo:font-weight="normal" officeooo:rsid="0028c693" officeooo:paragraph-rsid="0022da8f" style:text-underline-mode="continuous" style:text-overline-mode="continuous" style:text-line-through-mode="continuous" style:font-size-asian="10pt" style:font-weight-asian="normal" style:font-size-complex="10pt" style:font-weight-complex="normal"/>
    </style:style>
    <style:style style:name="P56"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11cf7" officeooo:paragraph-rsid="00211cf7"/>
    </style:style>
    <style:style style:name="P57" style:family="paragraph" style:parent-style-name="Standard" style:list-style-name="L1">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8"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9" style:family="paragraph" style:parent-style-name="Standard" style:list-style-name="L4">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60" style:family="paragraph" style:parent-style-name="Standard" style:list-style-name="L5">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61" style:family="paragraph" style:parent-style-name="Standard" style:list-style-name="L7">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62"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6304e" officeooo:paragraph-rsid="0026304e"/>
    </style:style>
    <style:style style:name="P63"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6304e" officeooo:paragraph-rsid="002982bc"/>
    </style:style>
    <style:style style:name="P64"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11cf7" officeooo:paragraph-rsid="00211cf7"/>
    </style:style>
    <style:style style:name="P65"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11cf7" officeooo:paragraph-rsid="002982bc"/>
    </style:style>
    <style:style style:name="P66" style:family="paragraph" style:parent-style-name="Standard" style:list-style-name="L7">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687a0" officeooo:paragraph-rsid="002687a0"/>
    </style:style>
    <style:style style:name="P67" style:family="paragraph" style:parent-style-name="Standard" style:list-style-name="L2">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style>
    <style:style style:name="P68" style:family="paragraph" style:parent-style-name="Standard" style:list-style-name="L5">
      <style:paragraph-properties fo:margin-left="0.635cm" fo:margin-right="0cm" fo:margin-top="0cm" fo:margin-bottom="0cm" loext:contextual-spacing="false" fo:text-align="start" style:justify-single-word="false" fo:orphans="0" fo:widows="0" fo:text-indent="0cm" style:auto-text-indent="false" style:writing-mode="lr-tb"/>
      <style:text-properties fo:font-variant="normal" fo:text-transform="none" fo:color="#000000" style:font-name="Liberation Mono1" fo:font-size="10pt" fo:language="en" fo:country="GB" fo:font-weight="normal"/>
    </style:style>
    <style:style style:name="P69" style:family="paragraph" style:parent-style-name="Standard" style:list-style-name="L5">
      <style:paragraph-properties fo:margin-left="0.635cm" fo:margin-right="0cm" fo:margin-top="0cm" fo:margin-bottom="0cm" loext:contextual-spacing="false" fo:text-align="start" style:justify-single-word="false" fo:orphans="0" fo:widows="0" fo:text-indent="0cm" style:auto-text-indent="false" style:writing-mode="lr-tb"/>
      <style:text-properties fo:font-variant="normal" fo:text-transform="none" fo:color="#000000" style:font-name="Liberation Mono1" fo:font-size="10pt" fo:language="en" fo:country="GB" fo:font-weight="normal" officeooo:rsid="002687a0" officeooo:paragraph-rsid="002687a0"/>
    </style:style>
    <style:style style:name="P70" style:family="paragraph" style:parent-style-name="Standard" style:list-style-name="L8">
      <style:paragraph-properties fo:margin-left="0.635cm" fo:margin-right="0cm"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71" style:family="paragraph" style:parent-style-name="Standard" style:list-style-name="L6">
      <style:paragraph-properties fo:margin-left="0.847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72" style:family="paragraph" style:parent-style-name="Standard" style:list-style-name="L6">
      <style:paragraph-properties fo:margin-left="0.847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687a0" officeooo:paragraph-rsid="002687a0"/>
    </style:style>
    <style:style style:name="P73" style:family="paragraph" style:parent-style-name="Standard" style:list-style-name="L9">
      <style:paragraph-properties fo:margin-left="0.508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text-underline-style="none" fo:font-weight="normal"/>
    </style:style>
    <style:style style:name="P74" style:family="paragraph" style:parent-style-name="Standard" style:list-style-name="L9">
      <style:paragraph-properties fo:margin-left="0.508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text-underline-style="none" fo:font-weight="bold"/>
    </style:style>
    <style:style style:name="P75"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style>
    <style:style style:name="P76"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officeooo:rsid="002982bc" officeooo:paragraph-rsid="002982bc"/>
    </style:style>
    <style:style style:name="P77"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paragraph-rsid="002687a0" style:font-weight-asian="normal" style:font-weight-complex="normal"/>
    </style:style>
    <style:style style:name="P78"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26304e" officeooo:paragraph-rsid="0026304e" style:font-weight-asian="normal" style:font-weight-complex="normal"/>
    </style:style>
    <style:style style:name="P79"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2982bc" officeooo:paragraph-rsid="002982bc" style:font-size-asian="8.75pt" style:font-weight-asian="normal" style:font-size-complex="10pt" style:font-weight-complex="normal"/>
    </style:style>
    <style:style style:name="P80" style:family="paragraph" style:parent-style-name="Preformatted_20_Text">
      <style:paragraph-properties fo:margin-top="0cm" fo:margin-bottom="0cm" loext:contextual-spacing="false" fo:text-align="start" style:justify-single-word="false" fo:orphans="0" fo:widows="0"/>
      <style:text-properties fo:font-size="10pt" fo:font-weight="normal"/>
    </style:style>
    <style:style style:name="P81" style:family="paragraph" style:parent-style-name="Preformatted_20_Text">
      <style:paragraph-properties fo:margin-top="0cm" fo:margin-bottom="0cm" loext:contextual-spacing="false" fo:text-align="start" style:justify-single-word="false" fo:orphans="0" fo:widows="0"/>
      <style:text-properties fo:font-weight="normal" officeooo:rsid="0026304e" officeooo:paragraph-rsid="0026304e"/>
    </style:style>
    <style:style style:name="P82" style:family="paragraph" style:parent-style-name="Preformatted_20_Text">
      <style:paragraph-properties fo:margin-top="0cm" fo:margin-bottom="0cm" loext:contextual-spacing="false" fo:text-align="start" style:justify-single-word="false" fo:orphans="0" fo:widows="0"/>
      <style:text-properties fo:font-weight="normal" officeooo:rsid="0027ec4a" officeooo:paragraph-rsid="0027ec4a"/>
    </style:style>
    <style:style style:name="P83" style:family="paragraph" style:parent-style-name="Preformatted_20_Text">
      <style:paragraph-properties fo:margin-top="0cm" fo:margin-bottom="0cm" loext:contextual-spacing="false" fo:text-align="start" style:justify-single-word="false" fo:orphans="0" fo:widows="0"/>
      <style:text-properties fo:font-size="12pt" style:text-underline-style="solid" style:text-underline-width="auto" style:text-underline-color="font-color" fo:font-weight="bold" officeooo:rsid="0027ec4a" officeooo:paragraph-rsid="0027ec4a" style:font-size-asian="10.5pt" style:font-weight-asian="bold" style:font-size-complex="12pt" style:font-weight-complex="bold"/>
    </style:style>
    <style:style style:name="P84" style:family="paragraph" style:parent-style-name="Preformatted_20_Text">
      <style:paragraph-properties fo:margin-top="0cm" fo:margin-bottom="0cm" loext:contextual-spacing="false" fo:text-align="start" style:justify-single-word="false" fo:orphans="0" fo:widows="0"/>
    </style:style>
    <style:style style:name="P85"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normal" officeooo:rsid="002982bc" officeooo:paragraph-rsid="002982bc"/>
    </style:style>
    <style:style style:name="P86"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bold"/>
    </style:style>
    <style:style style:name="P87"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bold" officeooo:rsid="002982bc" officeooo:paragraph-rsid="002982bc"/>
    </style:style>
    <style:style style:name="P88" style:family="paragraph" style:parent-style-name="Preformatted_20_Text">
      <style:paragraph-properties fo:margin-top="0cm" fo:margin-bottom="0cm" loext:contextual-spacing="false" fo:text-align="start" style:justify-single-word="false" fo:orphans="0" fo:widows="0" fo:break-before="page"/>
      <style:text-properties officeooo:rsid="002982bc" officeooo:paragraph-rsid="002982bc"/>
    </style:style>
    <style:style style:name="P89"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officeooo:rsid="002687a0" officeooo:paragraph-rsid="002687a0"/>
    </style:style>
    <style:style style:name="P90"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officeooo:rsid="002982bc" officeooo:paragraph-rsid="002982bc"/>
    </style:style>
    <style:style style:name="P91"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officeooo:rsid="002982bc" officeooo:paragraph-rsid="002982bc" style:font-weight-asian="normal" style:font-weight-complex="normal"/>
    </style:style>
    <style:style style:name="T1" style:family="text">
      <style:text-properties fo:color="#000000" style:font-name="Liberation Mono1" fo:font-size="10pt" fo:language="en" fo:country="GB"/>
    </style:style>
    <style:style style:name="T2" style:family="text">
      <style:text-properties fo:color="#000000" style:font-name="Liberation Mono1" fo:font-size="10pt" fo:language="en" fo:country="GB" fo:font-weight="bold"/>
    </style:style>
    <style:style style:name="T3" style:family="text">
      <style:text-properties fo:color="#000000" style:font-name="Liberation Mono1" fo:language="en" fo:country="GB"/>
    </style:style>
    <style:style style:name="T4" style:family="text">
      <style:text-properties fo:color="#000000" style:font-name="Liberation Mono1" fo:language="en" fo:country="GB" fo:font-weight="normal"/>
    </style:style>
    <style:style style:name="T5" style:family="text">
      <style:text-properties fo:color="#000000" style:font-name="Liberation Mono1" fo:language="en" fo:country="GB" fo:font-weight="bold" style:font-weight-asian="bold" style:font-weight-complex="bold"/>
    </style:style>
    <style:style style:name="T6" style:family="text">
      <style:text-properties fo:color="#000000" style:font-name="Liberation Mono1" fo:language="en" fo:country="GB" fo:font-style="italic" style:font-style-asian="italic" style:font-style-complex="italic"/>
    </style:style>
    <style:style style:name="T7" style:family="text">
      <style:text-properties fo:color="#000000" style:font-name="Liberation Mono1" fo:language="en" fo:country="GB" fo:font-style="normal" style:font-style-asian="normal" style:font-style-complex="normal"/>
    </style:style>
    <style:style style:name="T8" style:family="text">
      <style:text-properties fo:color="#000000" style:font-name="Liberation Mono1" fo:language="en" fo:country="GB" fo:font-style="normal" fo:font-weight="bold" style:font-style-asian="normal" style:font-weight-asian="bold" style:font-style-complex="normal" style:font-weight-complex="bold"/>
    </style:style>
    <style:style style:name="T9" style:family="text">
      <style:text-properties fo:color="#000000" style:font-name="Liberation Mono1" fo:font-size="12pt" fo:language="en" fo:country="GB" style:text-underline-style="solid" style:text-underline-width="auto" style:text-underline-color="font-color" fo:font-weight="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2687a0" style:font-style-asian="italic" style:font-style-complex="italic"/>
    </style:style>
    <style:style style:name="T17" style:family="text">
      <style:text-properties fo:font-style="italic" officeooo:rsid="002982bc"/>
    </style:style>
    <style:style style:name="T18" style:family="text">
      <style:text-properties fo:font-size="10pt" fo:font-weight="normal"/>
    </style:style>
    <style:style style:name="T19" style:family="text">
      <style:text-properties fo:font-size="10pt" fo:font-weight="bold"/>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officeooo:rsid="00211cf7"/>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26304e" style:font-weight-asian="normal" style:font-weight-complex="normal"/>
    </style:style>
    <style:style style:name="T25" style:family="text">
      <style:text-properties officeooo:rsid="0022da8f"/>
    </style:style>
    <style:style style:name="T26" style:family="text">
      <style:text-properties officeooo:rsid="002304d3"/>
    </style:style>
    <style:style style:name="T27" style:family="text">
      <style:text-properties officeooo:rsid="00244390"/>
    </style:style>
    <style:style style:name="T28" style:family="text">
      <style:text-properties officeooo:rsid="0026304e"/>
    </style:style>
    <style:style style:name="T29" style:family="text">
      <style:text-properties officeooo:rsid="002687a0"/>
    </style:style>
    <style:style style:name="T30" style:family="text">
      <style:text-properties fo:font-style="normal" style:font-style-asian="normal" style:font-style-complex="normal"/>
    </style:style>
    <style:style style:name="T31" style:family="text">
      <style:text-properties fo:font-style="normal" officeooo:rsid="002687a0" style:font-style-asian="normal" style:font-style-complex="normal"/>
    </style:style>
    <style:style style:name="T32" style:family="text">
      <style:text-properties fo:font-style="normal" officeooo:rsid="002687a0" style:font-style-asian="normal" style:font-weight-asian="normal" style:font-style-complex="normal" style:font-weight-complex="normal"/>
    </style:style>
    <style:style style:name="T33" style:family="text">
      <style:text-properties fo:font-style="normal" style:font-style-asian="normal" style:font-weight-asian="bold" style:font-style-complex="normal" style:font-weight-complex="bold"/>
    </style:style>
    <style:style style:name="T34" style:family="text">
      <style:text-properties fo:font-style="normal" fo:font-weight="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officeooo:rsid="002687a0" style:font-style-asian="normal" style:font-weight-asian="bold" style:font-style-complex="normal" style:font-weight-complex="bold"/>
    </style:style>
    <style:style style:name="T37" style:family="text">
      <style:text-properties officeooo:rsid="002982bc"/>
    </style:style>
    <style:style style:name="T38" style:family="text">
      <style:text-properties style:font-weight-asian="normal" style:font-weight-complex="normal"/>
    </style:style>
    <style:style style:name="T39" style:family="text">
      <style:text-properties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
        <text:p text:style-name="Standard"/>
        <text:p text:style-name="P36">NextZXOS Editor features (Updated <text:span text:style-name="T28">13</text:span> <text:span text:style-name="T37">Feb</text:span> 20<text:span text:style-name="T25">22</text:span>)</text:p>
        <text:p text:style-name="P30"/>
        <text:p text:style-name="P30">This document describes the changes in the editor and menu system between the version of the +3e currently available from the +3e website (+3e v1.43) and the c<text:span text:style-name="T27">urrent</text:span> version of NextZXOS (v2.0<text:span text:style-name="T28">7</text:span>).</text:p>
        <text:p text:style-name="P43"/>
        <text:p text:style-name="P51">This should be read in conjunction with the other documents:</text:p>
        <text:p text:style-name="P51"><text:tab/>NextBASIC file-related commands and features</text:p>
        <text:p text:style-name="P51"><text:tab/>NextBASIC new commands and features</text:p>
        <text:p text:style-name="P51"><text:tab/>NextZXOS <text:span text:style-name="T26">and esxDOS </text:span>API<text:span text:style-name="T26">s</text:span></text:p>
        <text:p text:style-name="P51"><text:tab/>NextZXOS Unimplemented features</text:p>
        <text:p text:style-name="P51"/>
        <text:p text:style-name="P51">A list of updates made to this document is now provided at the end.</text:p>
        <text:p text:style-name="P53"/>
        <text:p text:style-name="P37"/>
        <text:p text:style-name="P88"><text:span text:style-name="T9">Colour schemes</text:span></text:p>
        <text:p text:style-name="P79"><text:span text:style-name="T3">The default colour scheme for the editor and menu system can be reconfigured using the </text:span><text:span text:style-name="T5">.editprefs </text:span><text:span text:style-name="T3">dot command or selecting a </text:span><text:span text:style-name="T5">.ecs</text:span><text:span text:style-name="T3"> file in the </text:span><text:span text:style-name="T6">Browser</text:span><text:span text:style-name="T7">. (Similarly, the default colour scheme for the </text:span><text:span text:style-name="T6">Browser</text:span><text:span text:style-name="T7"> is controlled by the </text:span><text:span text:style-name="T8">.browseprefs</text:span><text:span text:style-name="T7"> dot command or </text:span><text:span text:style-name="T8">.bcs</text:span><text:span text:style-name="T7"> files). Full details can be found in the </text:span><text:span text:style-name="T6">NextZXOS </text:span><text:span text:style-name="T7">guide (accessible from the main menu) and </text:span><text:span text:style-name="T6">Browser</text:span><text:span text:style-name="T7"> guide (accessible from within the </text:span><text:span text:style-name="T6">Browser</text:span><text:span text:style-name="T7">).</text:span></text:p>
        <text:p text:style-name="P44"><text:span text:style-name="T9"/></text:p>
        <text:p text:style-name="P44"><text:span text:style-name="T9"/></text:p>
        <text:p text:style-name="P44"><text:span text:style-name="T9"/></text:p>
        <text:p text:style-name="P44"><text:span text:style-name="T9">Additional editing functions</text:span></text:p>
        <text:p text:style-name="P31">The NextBASIC editor is enhanced from the original +3e v1.43 editor as follows:</text:p>
        <text:p text:style-name="P29"/>
        <text:p text:style-name="P31">1. The current mode is now reflected in the cursor colour (flashes alternately with white):</text:p>
        <text:list xml:id="list379757391" text:style-name="L1">
          <text:list-item>
            <text:p text:style-name="P57">normal text entry: blue (as previously)</text:p>
          </text:list-item>
          <text:list-item>
            <text:p text:style-name="P57">CAPS lock on: cyan</text:p>
          </text:list-item>
          <text:list-item>
            <text:p text:style-name="P57">GRAPHICS mode: magenta</text:p>
          </text:list-item>
          <text:list-item>
            <text:p text:style-name="P57">EXTEND mode: green</text:p>
          </text:list-item>
          <text:list-item>
            <text:p text:style-name="P57">error marker: red (as previously)</text:p>
          </text:list-item>
        </text:list>
        <text:p text:style-name="P29"/>
        <text:p text:style-name="P31">2. Extended mode symbols shown in red below the keys (ie ~ | \ [ ] { }) can be entered either by entering EXTEND mode and then pressing SYMBOL-SHIFT plus the key, OR by just pressing SYMBOL-SHIFT plus the key in normal/CAPS modes.</text:p>
        <text:p text:style-name="P29"/>
        <text:p text:style-name="P31">The exception is the copyright symbol, which can either be entered in EXTEND mode by pressing SYMBOL-SHIFT plus P, or in normal/CAPS mode by pressing SYMBOL-SHIFT plus Q.</text:p>
        <text:p text:style-name="P29"/>
        <text:p text:style-name="P31">3. The following additional editing keys are available (EXTEND,key means press and release the EXTEND key (to enter EXTEND mode) and then press the key):</text:p>
        <text:list xml:id="list917477883" text:style-name="L2">
          <text:list-item>
            <text:p text:style-name="P67"><text:span text:style-name="T2">EXTEND,EDIT</text:span><text:span text:style-name="T1"> - Switch between full/lower screen editor (same as choosing Screen from the edit menu)</text:span></text:p>
          </text:list-item>
          <text:list-item>
            <text:p text:style-name="P67"><text:span text:style-name="T2">EXTEND,CURSOR LEFT</text:span><text:span text:style-name="T1"> - Move to start of BASIC line</text:span></text:p>
          </text:list-item>
          <text:list-item>
            <text:p text:style-name="P67"><text:span text:style-name="T2">EXTEND,CURSOR RIGHT</text:span><text:span text:style-name="T1"> - Move to end of BASIC line</text:span></text:p>
          </text:list-item>
          <text:list-item>
            <text:p text:style-name="P67"><text:span text:style-name="T2">EXTEND,CURSOR UP</text:span><text:span text:style-name="T1"> - Move up 10 screen lines</text:span></text:p>
          </text:list-item>
          <text:list-item>
            <text:p text:style-name="P67"><text:span text:style-name="T2">EXTEND,CURSOR DOWN</text:span><text:span text:style-name="T1"> - Move down 10 screen lines</text:span></text:p>
          </text:list-item>
          <text:list-item>
            <text:p text:style-name="P67"><text:span text:style-name="T2">EXTEND,GRAPHICS</text:span><text:span text:style-name="T1"> - Move to start of program</text:span></text:p>
          </text:list-item>
          <text:list-item>
            <text:p text:style-name="P67"><text:span text:style-name="T2">EXTEND,CAPS LOCK</text:span><text:span text:style-name="T1"> - Move to end of program</text:span></text:p>
          </text:list-item>
          <text:list-item>
            <text:p text:style-name="P67"><text:span text:style-name="T2">TRUE VIDEO</text:span><text:span text:style-name="T1"> - Move left one word</text:span></text:p>
          </text:list-item>
          <text:list-item>
            <text:p text:style-name="P67"><text:span text:style-name="T2">INVERSE VIDEO</text:span><text:span text:style-name="T1"> - Move right one word</text:span></text:p>
          </text:list-item>
          <text:list-item>
            <text:p text:style-name="P67"><text:span text:style-name="T2">EXTEND,TRUE VIDEO</text:span><text:span text:style-name="T1"> - Delete word left</text:span></text:p>
          </text:list-item>
          <text:list-item>
            <text:p text:style-name="P67"><text:span text:style-name="T2">EXTEND,INVERSE VIDEO</text:span><text:span text:style-name="T1"> - Delete word right</text:span></text:p>
          </text:list-item>
          <text:list-item>
            <text:p text:style-name="P67"><text:span text:style-name="T2">EXTEND,DELETE</text:span><text:span text:style-name="T1"> - Delete character right</text:span></text:p>
          </text:list-item>
          <text:list-item>
            <text:p text:style-name="P67"><text:span text:style-name="T2">EXTEND,9</text:span><text:span text:style-name="T1"> - Delete to start of BASIC line</text:span></text:p>
          </text:list-item>
          <text:list-item>
            <text:p text:style-name="P67"><text:span text:style-name="T10">EXTEND,0</text:span> - Delete to end of BASIC line</text:p>
          </text:list-item>
        </text:list>
        <text:p text:style-name="P75"><text:span text:style-name="T1"/></text:p>
        <text:p text:style-name="P76">4. Depending upon the selected colour scheme, syntax-highlighting is provided for different elements of BASIC lines.</text:p>
        <text:p text:style-name="P44"/>
        <text:p text:style-name="P44"/>
        <text:p text:style-name="P47">Note:</text:p>
        <text:p text:style-name="P47"/>
        <text:p text:style-name="P47">The maximum line length allowable in the editor is 1280 characters. (This is also enforced by the <text:span text:style-name="T11">.txt2bas</text:span><text:span text:style-name="T21"> dot command).</text:span></text:p>
        <text:p text:style-name="P2"/>
        <text:p text:style-name="Standard"/>
        <text:p text:style-name="Normal"/>
        <text:p text:style-name="P24">Additional Menu Features</text:p>
        <text:p text:style-name="P45"/>
        <text:p text:style-name="P46">All menus now display the amount of RAM available to the Spectrum in the bottom-right corner (this is expected to be 768K for standard 1MB Nexts and 1792K for fully-expanded 2MB Nexts).</text:p>
        <text:p text:style-name="P45"/>
        <text:p text:style-name="P46">The current clock speed is displayed in the menu title bar, and defaults to the standard 3.5MHz at boot. It can be altered whilst in the menus by pressing the left and right cursor keys to reduce/increase the speed respectively.</text:p>
        <text:p text:style-name="P46"/>
        <text:p text:style-name="P46">If a real-time clock module is present (and has been correctly set using the <text:span text:style-name="T10">.DATE </text:span>and <text:span text:style-name="T10">.TIME </text:span>dot commands), then the current date and time are shown in a footer at the bottom of the menu.</text:p>
        <text:p text:style-name="P46"/>
        <text:p text:style-name="P81">Shortcuts are shown for each menu option in blue, and can be activated by pressing the appropriate key. The shortcuts can be made more visible by pressing EXTEND.</text:p>
        <text:p text:style-name="P81"/>
        <text:p text:style-name="P81"/>
        <text:p text:style-name="P81"/>
        <text:p text:style-name="P83">Menu configuration</text:p>
        <text:p text:style-name="P81"/>
        <text:p text:style-name="P82">The default menus can be overridden by custom user menus defined in <text:a xlink:type="simple" xlink:href="../../../../../../../../c:/nextzxos/enMenus.cfg" text:style-name="Internet_20_link" text:visited-style-name="Visited_20_Internet_20_Link">c:/nextzxos/enMenus.cfg</text:a>. An example configuration, replicating the standard menu system, is provided in <text:a xlink:type="simple" xlink:href="../../../../../../../../c:/nextzxos-enMenus-example.cfg" text:style-name="Internet_20_link" text:visited-style-name="Visited_20_Internet_20_Link">c:/nextzxos-enMenus-example.cfg</text:a>. For details on the configuration file format, please see the <text:span text:style-name="T15">NextZXOS</text:span><text:span text:style-name="T30"> guide, available from the main menu.</text:span></text:p>
        <text:p text:style-name="P2"/>
        <text:p text:style-name="Standard"/>
        <text:p text:style-name="Normal"/>
        <text:p text:style-name="P24">Main Menu</text:p>
        <text:p text:style-name="P16"/>
        <text:p text:style-name="P16">The main menu now contains the following items:</text:p>
        <text:list xml:id="list208772778" text:style-name="L3">
          <text:list-item>
            <text:p text:style-name="P58">Browser</text:p>
          </text:list-item>
          <text:list-item>
            <text:p text:style-name="P58">Command Line</text:p>
          </text:list-item>
          <text:list-item>
            <text:p text:style-name="P58">NextBASIC</text:p>
          </text:list-item>
          <text:list-item>
            <text:p text:style-name="P58">Calculator</text:p>
          </text:list-item>
          <text:list-item>
            <text:p text:style-name="P62">Guide</text:p>
          </text:list-item>
          <text:list-item>
            <text:p text:style-name="P64">More...</text:p>
          </text:list-item>
        </text:list>
        <text:p text:style-name="P56"/>
        <text:p text:style-name="P56">Leading to a second page with:</text:p>
        <text:list xml:id="list105602615092535" text:continue-numbering="true" text:style-name="L3">
          <text:list-item>
            <text:p text:style-name="P58">Tape Loader</text:p>
          </text:list-item>
          <text:list-item>
            <text:p text:style-name="P62">Tape Tester</text:p>
          </text:list-item>
          <text:list-item>
            <text:p text:style-name="P64">CP/M</text:p>
          </text:list-item>
          <text:list-item>
            <text:p text:style-name="P58">48<text:span text:style-name="T22">K</text:span> BASIC</text:p>
          </text:list-item>
          <text:list-item>
            <text:p text:style-name="P62">128K BASIC</text:p>
          </text:list-item>
          <text:list-item>
            <text:p text:style-name="P62">ZX80 BASIC</text:p>
          </text:list-item>
          <text:list-item>
            <text:p text:style-name="P63">ZX81 BASIC</text:p>
          </text:list-item>
          <text:list-item>
            <text:p text:style-name="P63"><text:span text:style-name="T37">48K ROM Cart</text:span></text:p>
          </text:list-item>
          <text:list-item>
            <text:p text:style-name="P65"><text:span text:style-name="T37">128K </text:span>ROM Cart</text:p>
          </text:list-item>
          <text:list-item>
            <text:p text:style-name="P62"><text:span text:style-name="T37">More</text:span>...</text:p>
          </text:list-item>
        </text:list>
        <text:p text:style-name="P16"/>
        <text:p text:style-name="P16">Of these, <text:span text:style-name="T12">NextBASIC, Calculator </text:span>and <text:span text:style-name="T12">48</text:span><text:span text:style-name="T17">K</text:span><text:span text:style-name="T12"> BASIC </text:span>are the same as the old <text:span text:style-name="T12">+3 BASIC, Calculator </text:span>and <text:span text:style-name="T12">48 BASIC </text:span>options.</text:p>
        <text:p text:style-name="P16"/>
        <text:p text:style-name="P15">Browser</text:p>
        <text:p text:style-name="P22"><text:span text:style-name="T24">Starts the file browser, </text:span><text:span text:style-name="T4">an easy way to manage and run files from the SD card.</text:span></text:p>
        <text:p text:style-name="P32"><text:span text:style-name="T29">A full guide to the </text:span><text:span text:style-name="T16">Browser</text:span><text:span text:style-name="T31"> can be seen by pressing </text:span><text:span text:style-name="T36">G</text:span><text:span text:style-name="T32">.</text:span></text:p>
        <text:p text:style-name="P77"/>
        <text:p text:style-name="P12">Command Line</text:p>
        <text:p text:style-name="P17">This is the same as the <text:span text:style-name="T12">NextBASIC </text:span>option except that any currently-resident BASIC program is not listed (and can’t be directly edited, although you can still RUN the program, enter new lines, or delete them by just entering the line number). The main purpose is for using disk-related commands such as <text:span text:style-name="T10">CAT </text:span>so that the output can be seen without being continually replaced by the program </text:p>
        <text:p text:style-name="P13"/>
        <text:p text:style-name="P15">Guide</text:p>
        <text:p text:style-name="P20">Launches a guide to NextZXOS.</text:p>
        <text:p text:style-name="P13"/>
        <text:p text:style-name="P13"><text:span text:style-name="T22">Tape </text:span>Loader</text:p>
        <text:p text:style-name="P17">This will start loading from cassette. If a .TAP file has been attached to the tape input (using the <text:span text:style-name="T10">.tapein </text:span>dot command), then this will be loaded.</text:p>
        <text:p text:style-name="P17">Listing.</text:p>
        <text:p text:style-name="P17"/>
        <text:p text:style-name="P15">Tape Tester</text:p>
        <text:p text:style-name="P20">This is the same option as provided on the original 128K Spectrum, and provides a way to find the optimum loading volume.</text:p>
        <text:p text:style-name="P16"/>
        <text:p text:style-name="P12">CP/M</text:p>
        <text:p text:style-name="P44"><text:span text:style-name="T18">This will re-map drives to files in the </text:span><text:span text:style-name="T19">C:/NEXTZXOS </text:span><text:span text:style-name="T18">directory named CPM-A.P3D etc (or, if not present, DRV-A.P3D etc) and then attempt to load the </text:span><text:span text:style-name="T19">CP/M </text:span><text:span text:style-name="T18">operating system from drive A:. Therefore, </text:span><text:span text:style-name="T19">C:/NEXTZXOS/CPM-A.P3D</text:span><text:span text:style-name="T18"> must contain all the necessary </text:span><text:span text:style-name="T19">CP/M </text:span><text:span text:style-name="T18">system files for the ZX Spectrum Next. (It is intended that this drive image will be made available for download or distributed on the SD card).</text:span></text:p>
        <text:p text:style-name="P16"><text:soft-page-break/></text:p>
        <text:p text:style-name="P14"><text:span text:style-name="T37">48K </text:span>ROM Cart<text:span text:style-name="T23"> and </text:span><text:span text:style-name="T37">128K RO</text:span>M Cart</text:p>
        <text:p text:style-name="P21">These will boot any ROM cartridge present in an Interface 2 (or clones such as the RAM Turbo, Kempston Pro and modern equivalents such as the Dandanator). All the originally-released cartridges should be booted using the 48K option. Some modern equivalents (such as the Dandanator and Paul Farrow's ZXC4 cartridges) can support 128K snapshots or software, and the 128K option can be used to boot these with the Spectrum's 128K paging registers enabled.</text:p>
        <text:p text:style-name="P21"/>
        <text:p text:style-name="P15">128K BASIC, ZX80 BASIC, ZX81 BASIC</text:p>
        <text:p text:style-name="P20">Resets the Next into 128K, ZX80 or ZX81 mode ready for BASIC entry.</text:p>
        <text:p text:style-name="P2"/>
        <text:p text:style-name="Standard"/>
        <text:p text:style-name="Normal"/>
        <text:p text:style-name="P24">The NextBASIC Editor</text:p>
        <text:p text:style-name="P23"/>
        <text:p text:style-name="P18"><text:span text:style-name="T20">The </text:span><text:span text:style-name="T13">NextBASIC </text:span><text:span text:style-name="T20">editor option operates largely as previously, but can now operate in the usual 32-column mode (with colour-coded cursors as noted earlier) or in 64-column or 85-column modes.</text:span></text:p>
        <text:p text:style-name="P19"/>
        <text:p text:style-name="P18"><text:span text:style-name="T20">The 64/85-column options use the </text:span><text:span text:style-name="T13">Timex hi-res </text:span><text:span text:style-name="T20">screen mode, and so are in monochrome. In these modes, instead of colour-coded cursors, there are new cursor shapes:</text:span></text:p>
        <text:p text:style-name="P19"/>
        <text:list xml:id="list533145854" text:style-name="L4">
          <text:list-item>
            <text:p text:style-name="P59">normal text entry: horizontal bar in lower half of character</text:p>
          </text:list-item>
          <text:list-item>
            <text:p text:style-name="P59">CAPS lock on: horizontal bar in upper half of character</text:p>
          </text:list-item>
          <text:list-item>
            <text:p text:style-name="P59">GRAPHICS mode: vertical bar</text:p>
          </text:list-item>
          <text:list-item>
            <text:p text:style-name="P59">EXTEND mode: horizontal stripes</text:p>
          </text:list-item>
          <text:list-item>
            <text:p text:style-name="P59">error marker: rectangular outline</text:p>
          </text:list-item>
        </text:list>
        <text:p text:style-name="P34"/>
        <text:p text:style-name="P33"><text:span text:style-name="T20">The options menu within </text:span><text:span text:style-name="T13">NextBASIC </text:span><text:span text:style-name="T20">now has the following options (note that the previously-available </text:span><text:span text:style-name="T13">Print </text:span><text:span text:style-name="T20">option has been removed):</text:span></text:p>
        <text:p text:style-name="P34"/>
        <text:list xml:id="list1315236071" text:style-name="L5">
          <text:list-item>
            <text:p text:style-name="P60">NextBASIC</text:p>
          </text:list-item>
          <text:list-item>
            <text:p text:style-name="P60">Command Line</text:p>
          </text:list-item>
          <text:list-item>
            <text:p text:style-name="P60">32/64/85</text:p>
          </text:list-item>
          <text:list-item>
            <text:p text:style-name="P60">Screen</text:p>
          </text:list-item>
          <text:list-item>
            <text:p text:style-name="P60">Renumber</text:p>
          </text:list-item>
          <text:list-item>
            <text:p text:style-name="P68">Clear</text:p>
          </text:list-item>
          <text:list-item>
            <text:p text:style-name="P69">Guide</text:p>
          </text:list-item>
          <text:list-item>
            <text:p text:style-name="P60">Exit</text:p>
          </text:list-item>
        </text:list>
        <text:p text:style-name="P31"/>
        <text:p text:style-name="P33"><text:span text:style-name="T20">The </text:span><text:span text:style-name="T13">NextBASIC </text:span><text:span text:style-name="T20">and </text:span><text:span text:style-name="T13">Command Line </text:span><text:span text:style-name="T20">options return to the editor in the appropriate mode.</text:span></text:p>
        <text:p text:style-name="P25"/>
        <text:p text:style-name="P25">32/64/85<text:span text:style-name="T30"> cycles between the number of text columns available in editing mode (with Timex hi-res mode being used for 64 or 85 columns).</text:span></text:p>
        <text:p text:style-name="P25"/>
        <text:p text:style-name="P25">Screen<text:span text:style-name="T30"> switches between having the editing area in the upper/lower screen (as previously).</text:span></text:p>
        <text:p text:style-name="P34"/>
        <text:p text:style-name="P27"><text:span text:style-name="T20">Renumber</text:span><text:span text:style-name="T34"> renumbers the entire program starting at line 10 in steps of 10 (note that this cannot be altered by POKing system variables, as these no longer exist. Instead the new </text:span><text:span text:style-name="T30">LINE..TO </text:span><text:span text:style-name="T34">command must be used).</text:span></text:p>
        <text:p text:style-name="P34"/>
        <text:p text:style-name="P31"><text:span text:style-name="T12">Clear </text:span>deletes all variables and restores RAMTOP to just below the user-defined graphics (so is normally equivalent to tbe command CLEAR 65367). This is useful when encountering Out of memory errors, to restore the system to a usable state (in particular, if RAMTOP has been set so low that there is no longer enough room to evaluate any BASIC line and therefore a new CLEAR command cannot be entered and BASIC lines can’t be deleted).</text:p>
        <text:p text:style-name="P34"/>
        <text:p text:style-name="P26">Guide <text:span text:style-name="T30">launches a guide to NextBASIC.</text:span></text:p>
        <text:p text:style-name="P34"/>
        <text:p text:style-name="P25">Exit <text:span text:style-name="T30">exits the editor and returns to the main menu</text:span>.</text:p>
        <text:p text:style-name="P34"/>
        <text:p text:style-name="P31"/>
        <text:p text:style-name="P31">Note that the editor mode is independent of the mode used by BASIC. Therefore, <text:soft-page-break/>even if you have switched to hi-res mode in the editor, when a BASIC command or program is executed, the mode is changed to whatever was last set by the <text:span text:style-name="T10">LAYER </text:span>command (or to standard Spectrum mode if no <text:span text:style-name="T10">LAYER </text:span>commands have been issued). When the command/program has finished, the mode will switch back to the appropriate mode for the editor.</text:p>
        <text:p text:style-name="P2"/>
        <text:p text:style-name="Standard"/>
        <text:p text:style-name="Normal"/>
        <text:p text:style-name="P36">Calculator and Command Line</text:p>
        <text:p text:style-name="P36"/>
        <text:p text:style-name="P35">The options menu in the Calculator mode now has the following options:</text:p>
        <text:p text:style-name="P35"/>
        <text:list xml:id="list449864934" text:style-name="L6">
          <text:list-item>
            <text:p text:style-name="P71">Calculator</text:p>
          </text:list-item>
          <text:list-item>
            <text:p text:style-name="P71">32/64/85</text:p>
          </text:list-item>
          <text:list-item>
            <text:p text:style-name="P72">Guide</text:p>
          </text:list-item>
          <text:list-item>
            <text:p text:style-name="P71">Exit</text:p>
          </text:list-item>
        </text:list>
        <text:p text:style-name="P31"/>
        <text:p text:style-name="P35">The options menu in the Command Line mode has the following options:</text:p>
        <text:p text:style-name="P35"/>
        <text:list xml:id="list76075512" text:style-name="L7">
          <text:list-item>
            <text:p text:style-name="P61">Command Line</text:p>
          </text:list-item>
          <text:list-item>
            <text:p text:style-name="P61">NextBASIC</text:p>
          </text:list-item>
          <text:list-item>
            <text:p text:style-name="P61">32/64/85</text:p>
          </text:list-item>
          <text:list-item>
            <text:p text:style-name="P66">Guide</text:p>
          </text:list-item>
          <text:list-item>
            <text:p text:style-name="P61">Exit</text:p>
          </text:list-item>
        </text:list>
        <text:p text:style-name="P31"/>
        <text:p text:style-name="P35">All the options work in the same way as those found in the NextBASIC options menu. <text:span text:style-name="T29">(The Calculator and Command Line have their own separate guides.)</text:span></text:p>
        <text:p text:style-name="P35"/>
        <text:p text:style-name="P35">Note that the NextBASIC, Command Line and Calculator modes all use the same setting for 32/64/85 columns, so changing the number of columns in one also affects the others.</text:p>
        <text:p text:style-name="P28"/>
        <text:p text:style-name="P2"/>
        <text:p text:style-name="Standard"/>
        <text:p text:style-name="Normal"/>
        <text:p text:style-name="P36">Editor-related BASIC commands</text:p>
        <text:p text:style-name="P36"/>
        <text:p text:style-name="P85">The <text:span text:style-name="T11">.editprefs</text:span><text:span text:style-name="T38"> command is now the preferred way to set editor colour schemes. Type </text:span><text:span text:style-name="T11">.editprefs</text:span><text:span text:style-name="T38"> at the command-line for a full list of options.</text:span></text:p>
        <text:p text:style-name="P85"><text:span text:style-name="T38"/></text:p>
        <text:p text:style-name="P31"><text:span text:style-name="T37">It is also possible to override the basic background colour selection for the current colour scheme using the following </text:span>standard commands from +3e BASIC:</text:p>
        <text:p text:style-name="P31"/>
        <text:p text:style-name="P28">SPECTRUM INK <text:span text:style-name="T13">n</text:span></text:p>
        <text:p text:style-name="P28">SPECTRUM PAPER <text:span text:style-name="T13">n</text:span></text:p>
        <text:p text:style-name="P28">SPECTRUM FLASH <text:span text:style-name="T13">n</text:span></text:p>
        <text:p text:style-name="P28">SPECTRUM BRIGHT <text:span text:style-name="T13">n</text:span></text:p>
        <text:p text:style-name="P28">SPECTRUM ATTR <text:span text:style-name="T13">n</text:span></text:p>
        <text:p text:style-name="P28"/>
        <text:p text:style-name="P28"><text:span text:style-name="T20">The colour scheme applies to the standard 32-column editing mode as well as the hi-resolution 64/85 column modes. However, since Timex hi-res only allows 8 different colour schemes, the scheme used is the one with the same </text:span>PAPER <text:span text:style-name="T20">colour as standard mode.</text:span></text:p>
        <text:p text:style-name="P28"/>
        <text:p text:style-name="P28"/>
        <text:p text:style-name="P31">The default number of columns in the editor can be chosen using the new command:</text:p>
        <text:p text:style-name="P28"/>
        <text:p text:style-name="P28">SPECTRUM CHR$ <text:span text:style-name="T13">n</text:span></text:p>
        <text:p text:style-name="P28"><text:span text:style-name="T20">where </text:span><text:span text:style-name="T13">n </text:span><text:span text:style-name="T20">is 32, 64 or 85.</text:span></text:p>
        <text:p text:style-name="P28"><text:span text:style-name="T20"/></text:p>
        <text:p text:style-name="P87"><text:span text:style-name="T20">This can also be set using the </text:span><text:span text:style-name="T39">-c </text:span><text:span text:style-name="T14">n </text:span><text:span text:style-name="T35">option of the </text:span><text:span text:style-name="T33">.editprefs</text:span><text:span text:style-name="T35"> dot command.</text:span></text:p>
        <text:p text:style-name="P87"><text:span text:style-name="T35"/></text:p>
        <text:p text:style-name="P28"/>
        <text:p text:style-name="P28"><text:span text:style-name="T20">As noted in a previous document, there is no “permanence” with commands like these, but they can be included in </text:span>C:/NEXTZXOS/AUTOEXEC.BAT <text:span text:style-name="T20">to be executed automatically at startup.</text:span></text:p>
        <text:p text:style-name="P52"/>
        <text:p text:style-name="P52"/>
        <text:p text:style-name="P52">The screensaver behaviour can be controlled with the new command:</text:p>
        <text:p text:style-name="P52"/>
        <text:p text:style-name="P52"><text:span text:style-name="T10">SPECTRUM SCREEN$ </text:span><text:span text:style-name="T12">n</text:span>,<text:span text:style-name="T12">t</text:span></text:p>
        <text:p text:style-name="P52">Sets the screensaver to type <text:span text:style-name="T12">n </text:span>(0=bouncing box, 1=blank screen) with a timeout of <text:span text:style-name="T12">t </text:span>minutes (1-127). If <text:span text:style-name="T12">t</text:span>=0, then the screensaver is disabled.</text:p>
        <text:p text:style-name="P52"/>
        <text:p text:style-name="P52">The screensaver will activate (after the selected timeout) whenever the machine is waiting for a key to be pressed under the following circumstances:</text:p>
        <text:list xml:id="list4212933315" text:style-name="L8">
          <text:list-item>
            <text:p text:style-name="P70">In menus, Browser, Calculator, NextBASIC editor or Command Line</text:p>
          </text:list-item>
          <text:list-item>
            <text:p text:style-name="P70">During <text:span text:style-name="T10">INPUT </text:span>statements</text:p>
          </text:list-item>
          <text:list-item>
            <text:p text:style-name="P70">During <text:span text:style-name="T10">PAUSE 0 </text:span>statements</text:p>
          </text:list-item>
          <text:list-item>
            <text:p text:style-name="P70">When <text:span text:style-name="T10">NEXT #</text:span><text:span text:style-name="T12">n,var </text:span>is waiting for a keystroke from K, S or W channels</text:p>
          </text:list-item>
          <text:list-item>
            <text:p text:style-name="P70">Machine-code software using the IDE_BROWSER call, or the IDE_STREAM_IN call (accessing K, S or W channels) or an IDE_BASIC call accessing the previously listed BASIC statements</text:p>
          </text:list-item>
        </text:list>
        <text:p text:style-name="P52"/>
        <text:p text:style-name="P52">The screensaver will <text:span text:style-name="T12">not </text:span>activate when games are being run (unless they use the API calls listed above), or in 48 BASIC mode.</text:p>
        <text:p text:style-name="P49"/>
        <text:p text:style-name="P2"/>
        <text:p text:style-name="Standard"/>
        <text:p text:style-name="Normal"/>
        <text:p text:style-name="P29">List of updates</text:p>
        <text:p text:style-name="P4"/>
        <text:p text:style-name="P6"/>
        <text:p text:style-name="P90">Updates: 13 February 2022</text:p>
        <text:p text:style-name="P90"/>
        <text:p text:style-name="P91">Added description of colour schemes, syntax-highlighting and custom menus, introduced with NextZXOS v2.07.</text:p>
        <text:p text:style-name="P91"/>
        <text:p text:style-name="P91"/>
        <text:p text:style-name="P6">Updates: 10 August 2021</text:p>
        <text:p text:style-name="P6"/>
        <text:p text:style-name="P9">Updated menu options and descriptions to match NextZXOS v2.07.</text:p>
        <text:p text:style-name="P9"/>
        <text:p text:style-name="P6"/>
        <text:p text:style-name="P5">Updates: 26 October 2020</text:p>
        <text:p text:style-name="P8"/>
        <text:p text:style-name="P8">Noted the maximum line length supported by the editor (1280 characters).</text:p>
        <text:p text:style-name="P8"/>
        <text:p text:style-name="P8"/>
        <text:p text:style-name="P54">Updates: 30 January 2020</text:p>
        <text:p text:style-name="P55"/>
        <text:p text:style-name="P55">Updated NextZXOS version number referred to, for day zero release (v2.04).</text:p>
        <text:p text:style-name="P50"/>
        <text:p text:style-name="P50"/>
        <text:p text:style-name="P39">Updates: <text:span text:style-name="T22">28</text:span> Nov 2019</text:p>
        <text:p text:style-name="P42">Documented the new main menu options (ROM cartridge support).</text:p>
        <text:p text:style-name="P42"/>
        <text:p text:style-name="P41"/>
        <text:p text:style-name="P38">Updates: 4 Nov 2019</text:p>
        <text:p text:style-name="P40">Fixed incorrect mentions of “extensions” in the text; these are properly referred to as “types”.</text:p>
        <text:p text:style-name="P11"/>
        <text:p text:style-name="P11"/>
        <text:p text:style-name="P4">Updates: 3 Aug 2019</text:p>
        <text:p text:style-name="P7">Added information on new “Clear” option available from NextZXOS v2.01B in the NextBASIC editor menu.</text:p>
        <text:p text:style-name="P10"/>
        <text:p text:style-name="P4"/>
        <text:p text:style-name="P4">Updates: 17 July 2019</text:p>
        <text:p text:style-name="P7">Added notes about new Browser features in NextZXOS v2.01:</text:p>
        <text:list xml:id="list1039438235" text:style-name="L9">
          <text:list-item>
            <text:p text:style-name="P73">quoted | in browser.cfg is replaced by an LFN rather than short name</text:p>
          </text:list-item>
          <text:list-item>
            <text:p text:style-name="P73">pressing SYM SHIFT+ENTER on a file performs the action for the 2nd matching line in browser.cfg</text:p>
          </text:list-item>
          <text:list-item>
            <text:p text:style-name="P74"><text:span text:style-name="T10">F</text:span><text:span text:style-name="T20"> key allows listed files to be filtered with a wildcard string</text:span></text:p>
          </text:list-item>
        </text:list>
        <text:p text:style-name="P33"/>
        <text:p text:style-name="P29"/>
        <text:p text:style-name="P29">Updates: 11 Sep 2018</text:p>
        <text:p text:style-name="P31">Added note about <text:span text:style-name="T10">U </text:span>key in Browser.</text:p>
        <text:p text:style-name="P31">Added more information about browser.cfg and the .ASSOCIATE dot command.</text:p>
        <text:p text:style-name="P29"/>
        <text:p text:style-name="P29"/>
        <text:p text:style-name="P29">Updates: 6 Aug 2018</text:p>
        <text:p text:style-name="P31">Added notes on language code substitution (ASCII 96) in browser.cfg.</text:p>
        <text:p text:style-name="P31"/>
        <text:p text:style-name="P29"/>
        <text:p text:style-name="P29"><text:soft-page-break/>Updates: 12 Feb 2018</text:p>
        <text:p text:style-name="P31">Removed the <text:span text:style-name="T10">Boot A: </text:span>menu option, as disk images will be mountable/bootable from the <text:span text:style-name="T12">Browser</text:span>.</text:p>
        <text:p text:style-name="P31"/>
        <text:p text:style-name="P29"/>
        <text:p text:style-name="P53">Updates: 17 Jan 2018</text:p>
        <text:p text:style-name="P52">Added <text:span text:style-name="T10">SPECTRUM SCREEN$ </text:span><text:span text:style-name="T12">n</text:span>,<text:span text:style-name="T12">t </text:span>command (moved from the “NextBASIC additional changes document).</text:p>
        <text:p text:style-name="P52"/>
        <text:p text:style-name="P52">Added note of the RTC display in the menus.</text:p>
        <text:p text:style-name="P52"/>
        <text:p text:style-name="P52"/>
        <text:p text:style-name="P53">Updates: 30 Nov 2017</text:p>
        <text:p text:style-name="P52">Added description of new Browser features: remount, mkdir, rename, copy/paste and erase.</text:p>
        <text:p text:style-name="P53"/>
        <text:p text:style-name="P53"/>
        <text:p text:style-name="P53">Updates: 25 Nov 2017</text:p>
        <text:p text:style-name="P48">Added note that it is now possible to use the wildcard character <text:span text:style-name="T10">? </text:span>in the Browser configuration file to match a single character in the filetype (with examples).</text:p>
        <text:p text:style-name="P48"/>
        <text:p text:style-name="P48"/>
        <text:p text:style-name="P53">Updates: 14 Nov 2017</text:p>
        <text:p text:style-name="P48">Added note that it is now possible to use the wildcard character <text:span text:style-name="T10">* </text:span>in the Browser configuration file to match remaining characters in the filetype (with examples).</text:p>
        <text:p text:style-name="P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ce style:name="Liberation Mono1" svg:font-family="'Liberation Mono'"/>
    <style:font-face style:name="Liberation Sans" svg:font-family="'Liberation Sans'"/>
    <style:font-face style:name="Liberation Serif1" svg:font-family="'Liberation Serif'"/>
    <style:font-face style:name="OpenSymbol" svg:font-family="OpenSymbol"/>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fo:color="#000000" style:font-name="Liberation Serif1" fo:font-family="'Liberation Serif'" fo:font-size="12pt" fo:language="en" fo:country="GB"/>
    </style:style>
    <style:style style:name="Heading" style:family="paragraph" style:parent-style-name="Standard" style:next-style-name="Text_20_body"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fo:orphans="0" fo:widows="0"/>
      <style:text-properties fo:color="#000000" style:font-name="Liberation Serif1" fo:font-family="'Liberation Serif'" fo:font-size="12pt" fo:language="en" fo:country="GB"/>
    </style:style>
    <style:style style:name="Heading_20_3" style:display-name="Heading 3"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Quotations" style:family="paragraph" style:parent-style-name="Standard" style:class="html">
      <style:paragraph-properties fo:text-align="start" style:justify-single-word="false" fo:orphans="0" fo:widows="0"/>
      <style:text-properties fo:color="#000000" style:font-name="Liberation Serif1" fo:font-family="'Liberation Serif'" fo:font-size="12pt" fo:language="en" fo:country="GB"/>
    </style:style>
    <style:style style:name="Normal" style:family="paragraph"/>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Index" style:family="paragraph" style:parent-style-name="Standard" style:class="index">
      <style:paragraph-properties fo:text-align="start" style:justify-single-word="false" fo:orphans="0" fo:widows="0"/>
      <style:text-properties fo:color="#000000" style:font-name="Liberation Serif1" fo:font-family="'Liberation Serif'" fo:font-size="12pt" fo:language="en" fo:country="GB"/>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Subtitle" style:family="paragraph" style:parent-style-name="Heading"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Heading_20_1" style:display-name="Heading 1"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Heading_20_2" style:display-name="Heading 2"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Title" style:family="paragraph" style:parent-style-name="Heading"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List" style:family="paragraph" style:parent-style-name="Text_20_body" style:class="list">
      <style:paragraph-properties fo:margin-top="0cm" fo:margin-bottom="0.247cm" loext:contextual-spacing="false" fo:line-height="120%" fo:text-align="start" style:justify-single-word="false" fo:orphans="0" fo:widows="0"/>
      <style:text-properties fo:color="#000000" style:font-name="Liberation Serif1" fo:font-family="'Liberation Serif'" fo:font-size="12pt" fo:language="en" fo:country="GB"/>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Standard" style:class="extra">
      <style:paragraph-properties fo:margin-top="0.212cm" fo:margin-bottom="0.212cm" loext:contextual-spacing="false" fo:text-align="start" style:justify-single-word="false" fo:orphans="0" fo:widows="0"/>
      <style:text-properties fo:color="#000000" style:font-name="Liberation Serif1" fo:font-family="'Liberation Serif'" fo:font-size="12pt" fo:language="en" fo:country="GB" fo:font-style="italic"/>
    </style:style>
    <style:style style:name="Preformatted_20_Text" style:display-name="Preformatted Text" style:family="paragraph" style:parent-style-name="Standard" style:class="html">
      <style:paragraph-properties fo:margin-top="0cm" fo:margin-bottom="0cm" loext:contextual-spacing="false" fo:text-align="start" style:justify-single-word="false" fo:orphans="0" fo:widows="0"/>
      <style:text-properties fo:color="#000000" style:font-name="Liberation Mono1" fo:font-family="'Liberation Mono'" fo:font-size="10pt" fo:language="en" fo:country="GB"/>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P2" style:family="paragraph" style:parent-style-name="Header">
      <style:paragraph-properties fo:text-align="center" style:justify-single-word="false"/>
      <style:text-properties style:font-name="Liberation Mono1" fo:font-size="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69cm" fo:margin-left="0cm" fo:margin-right="0cm" fo:margin-top="0cm"/>
      </style:footer-style>
    </style:page-layout>
  </office:automatic-styles>
  <office:master-styles>
    <style:master-page style:name="Standard" style:page-layout-name="Mpm1">
      <style:footer>
        <text:p text:style-name="MP1"/>
        <text:p text:style-name="Footer"/>
        <text:p text:style-name="MP2">Page <text:page-number text:select-page="current">11</text:page-number><text:s/>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creation-date>Sat Aug  3 20:01:32 2019
</meta:creation-date>
    <dc:date>2022-02-13T10:56:00.618026018</dc:date>
    <meta:print-date>2017-09-24T15:47:00</meta:print-date>
    <meta:editing-duration>PT1H9M9S</meta:editing-duration>
    <meta:editing-cycles>10</meta:editing-cycles>
    <meta:document-statistic meta:table-count="0" meta:image-count="0" meta:object-count="0" meta:page-count="11" meta:paragraph-count="183" meta:word-count="2185" meta:character-count="12701" meta:non-whitespace-character-count="10759"/>
  </office:meta>
</office:document-meta>
</file>